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3" manifest:media-type="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M Roman 12" svg:font-family="'LM Roman 12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none" fo:min-height="0.704cm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6.612cm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3.88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65c295" draw:opacity="50%" draw:textarea-horizontal-align="justify" draw:textarea-vertical-align="middle" draw:auto-grow-height="false" fo:min-height="1.568cm" fo:min-width="3.098cm" draw:shadow-opacity="50%"/>
    </style:style>
    <style:style style:name="gr6" style:family="graphic" style:parent-style-name="standard">
      <style:graphic-properties draw:textarea-horizontal-align="justify" draw:textarea-vertical-align="middle" draw:auto-grow-height="false" fo:min-height="0.132cm" fo:min-width="0.389cm"/>
    </style:style>
    <style:style style:name="gr7" style:family="graphic" style:parent-style-name="standard">
      <style:graphic-properties draw:fill="solid" draw:fill-color="#00b6bd" draw:textarea-horizontal-align="justify" draw:textarea-vertical-align="middle" draw:auto-grow-height="false" fo:min-height="1.25cm" fo:min-width="2.8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7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10" style:family="graphic" style:parent-style-name="Default_5f_1">
      <style:graphic-properties draw:fill="solid" draw:fill-color="#7477b8" draw:opacity="30%" draw:textarea-horizontal-align="justify" draw:textarea-vertical-align="middle" draw:auto-grow-height="false" fo:min-height="3.36cm" fo:min-width="12.708cm" draw:shadow-offset-x="0.203cm" draw:shadow-offset-y="0.203cm" draw:shadow-opacity="30%"/>
    </style:style>
    <style:style style:name="gr1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04cm" fo:min-width="6.714cm"/>
    </style:style>
    <style:style style:name="gr12" style:family="graphic" style:parent-style-name="Object_20_with_20_no_20_fill_20_and_20_no_20_line">
      <style:graphic-properties draw:textarea-vertical-align="middle" draw:ole-draw-aspect="1" style:protect="size"/>
    </style:style>
    <style:style style:name="gr13" style:family="graphic" style:parent-style-name="standard">
      <style:graphic-properties draw:fill="solid" draw:fill-color="#65c295" draw:opacity="50%" draw:textarea-horizontal-align="justify" draw:textarea-vertical-align="middle" draw:auto-grow-height="false" fo:min-height="1.514cm" fo:min-width="1.41cm" draw:shadow-opacity="50%"/>
    </style:style>
    <style:style style:name="gr14" style:family="graphic" style:parent-style-name="standard">
      <style:graphic-properties draw:fill="solid" draw:fill-color="#00b6bd" draw:textarea-horizontal-align="justify" draw:textarea-vertical-align="middle" draw:auto-grow-height="false" fo:min-height="1.681cm" fo:min-width="1.594cm"/>
    </style:style>
    <style:style style:name="gr15" style:family="graphic" style:parent-style-name="standard">
      <style:graphic-properties svg:stroke-width="0.051cm" svg:stroke-color="#0d1f63" draw:marker-start-width="0.355cm" draw:marker-end-width="0.355cm" draw:fill="solid" draw:fill-color="#adc5e7" draw:gradient-step-count="0" draw:opacity="10%" draw:textarea-horizontal-align="justify" draw:textarea-vertical-align="middle" draw:auto-grow-height="false" fo:min-height="4.73cm" fo:min-width="10.048cm" fo:padding-top="0.15cm" fo:padding-bottom="0.15cm" fo:padding-left="0.275cm" fo:padding-right="0.275cm" draw:shadow-offset-x="0.203cm" draw:shadow-offset-y="0.203cm" draw:shadow-opacity="10%"/>
    </style:style>
    <style:style style:name="gr16" style:family="graphic" style:parent-style-name="standard">
      <style:graphic-properties draw:fill="solid" draw:fill-color="#071136" draw:textarea-horizontal-align="justify" draw:textarea-vertical-align="middle" draw:auto-grow-height="false" fo:min-height="0.004cm" fo:min-width="0cm"/>
    </style:style>
    <style:style style:name="gr17" style:family="graphic" style:parent-style-name="standard">
      <style:graphic-properties draw:stroke="none" draw:fill="none" fo:min-height="0.704cm"/>
    </style:style>
    <style:style style:name="gr1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18pt"/>
    </style:style>
    <style:style style:name="P2" style:family="paragraph">
      <loext:graphic-properties draw:fill="none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65c295" draw:opacity="50%"/>
      <style:paragraph-properties fo:text-align="center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00b6bd"/>
      <style:paragraph-properties fo:text-align="center"/>
      <style:text-properties fo:font-size="18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loext:graphic-properties draw:fill="solid" draw:fill-color="#7477b8" draw:opacity="30%"/>
      <style:paragraph-properties fo:text-align="center"/>
    </style:style>
    <style:style style:name="P10" style:family="paragraph">
      <loext:graphic-properties draw:fill="none" draw:fill-color="#ffffff"/>
      <style:text-properties fo:font-size="18pt" fo:font-weight="bold" style:font-size-asian="18pt" style:font-size-complex="18pt"/>
    </style:style>
    <style:style style:name="P11" style:family="paragraph">
      <loext:graphic-properties draw:fill="solid" draw:fill-color="#adc5e7" draw:gradient-step-count="0" draw:opacity="10%"/>
      <style:paragraph-properties fo:text-align="center"/>
    </style:style>
    <style:style style:name="P12" style:family="paragraph">
      <loext:graphic-properties draw:fill="solid" draw:fill-color="#071136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/>
    </style:style>
    <style:style style:name="T3" style:family="text">
      <style:text-properties style:font-name="LM Roman 12" fo:font-size="18pt" fo:font-style="normal" fo:font-weight="normal" style:font-size-asian="18pt" style:font-size-complex="18pt"/>
    </style:style>
    <style:style style:name="T4" style:family="text">
      <style:text-properties style:font-name="LM Roman 12" fo:font-size="20pt" fo:font-style="italic" fo:font-weight="bold" style:font-size-asian="18pt" style:font-size-complex="18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M Roman 12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M Roman 12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167cm" svg:height="0.954cm" svg:x="16.392cm" svg:y="14.154cm">
          <draw:text-box>
            <text:p text:style-name="P1"><text:span text:style-name="T1"><text:s/></text:span></text:p>
          </draw:text-box>
        </draw:frame>
        <draw:custom-shape draw:style-name="gr2" draw:text-style-name="P3" xml:id="id1" draw:id="id1" draw:layer="layout" svg:width="7.112cm" svg:height="0.762cm" svg:x="4.617cm" svg:y="9.651cm">
          <text:p text:style-name="P3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4.382cm" svg:height="0.762cm" svg:x="17.653cm" svg:y="9.651cm">
          <text:p text:style-name="P3"><text:span text:style-name="T2">T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382cm" svg:height="0.762cm" svg:x="12.253cm" svg:y="9.651cm">
          <text:p text:style-name="P3"><text:span text:style-name="T2">Valid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8.173cm" svg:y1="10.413cm" svg:x2="11.064cm" svg:y2="13.053cm" draw:start-shape="id1" draw:end-shape="id2" draw:end-glue-point="4" svg:d="M8173 10413c0 1980 2891 660 2891 2640" svg:viewBox="0 0 2892 2641">
          <text:p/>
        </draw:connector>
        <draw:connector draw:style-name="gr4" draw:text-style-name="P4" draw:layer="layout" draw:type="curve" svg:x1="14.444cm" svg:y1="10.413cm" svg:x2="11.064cm" svg:y2="13.053cm" draw:start-shape="id3" draw:start-glue-point="2" draw:end-shape="id2" draw:end-glue-point="4" svg:d="M14444 10413c0 1980-3380 660-3380 2640" svg:viewBox="0 0 3381 2641">
          <text:p/>
        </draw:connector>
        <draw:custom-shape draw:style-name="gr5" draw:text-style-name="P5" xml:id="id2" draw:id="id2" draw:layer="layout" svg:width="5.086cm" svg:height="2.57cm" svg:x="8.521cm" svg:y="13.053cm">
          <text:p text:style-name="P3"><text:span text:style-name="T3">Fit </text:span><text:span text:style-name="T4">A</text:span><text:span text:style-name="T3"> </text:span></text:p>
          <text:p text:style-name="P3"><text:span text:style-name="T5"><text:s/></text:span><text:span text:style-name="T5">with </text:span><text:span text:style-name="T6">α</text:span><text:span text:style-name="T4">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762cm" svg:x="13.961cm" svg:y="14.00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7" xml:id="id4" draw:id="id4" draw:layer="layout" svg:width="3.302cm" svg:height="1.5cm" svg:x="15.223cm" svg:y="13.615cm">
          <text:p text:style-name="P3"><text:span text:style-name="T2">Best</text:span></text:p>
          <text:p text:style-name="P3"><text:span text:style-name="T2">Model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6.874cm" svg:y1="13.615cm" svg:x2="19.844cm" svg:y2="10.413cm" draw:start-shape="id4" draw:start-glue-point="0" draw:end-shape="id5" draw:end-glue-point="2" svg:d="M16874 13615l2970-3202" svg:viewBox="0 0 2971 3203">
          <text:p/>
        </draw:connector>
        <draw:frame draw:style-name="gr8" draw:text-style-name="P8" draw:layer="layout" svg:width="2.476cm" svg:height="0.954cm" svg:x="18.287cm" svg:y="11.783cm">
          <draw:text-box>
            <text:p text:style-name="P1"><text:span text:style-name="T2">Predict</text:span></text:p>
          </draw:text-box>
        </draw:frame>
        <draw:frame draw:style-name="gr9" draw:text-style-name="P8" draw:layer="layout" svg:width="0.762cm" svg:height="0.954cm" svg:x="11.683cm" svg:y="14.353cm">
          <draw:text-box>
            <text:p text:style-name="P1"><text:span text:style-name="T2">*</text:span></text:p>
          </draw:text-box>
        </draw:frame>
        <draw:custom-shape draw:style-name="gr10" draw:text-style-name="P9" draw:layer="layout" svg:width="13.208cm" svg:height="3.61cm" svg:x="3.809cm" svg:y="7.819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7.214cm" svg:height="0.954cm" svg:x="3.819cm" svg:y="7.889cm">
          <draw:text-box>
            <text:p text:style-name="P1"><text:span text:style-name="T7">Data for final model fit</text:span></text:p>
          </draw:text-box>
        </draw:frame>
        <draw:frame draw:style-name="gr12" draw:text-style-name="P6" draw:layer="layout" svg:width="0.61cm" svg:height="0.711cm" svg:x="17.915cm" svg:y="14.09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2" draw:text-style-name="P3" xml:id="id8" draw:id="id8" draw:layer="layout" svg:width="7.112cm" svg:height="0.762cm" svg:x="5.275cm" svg:y="2.231cm">
          <text:p text:style-name="P3"><text:span text:style-name="T2">Trai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4.382cm" svg:height="0.762cm" svg:x="12.641cm" svg:y="2.285cm">
          <text:p text:style-name="P3"><text:span text:style-name="T2">Val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5" xml:id="id9" draw:id="id9" draw:layer="layout" svg:width="2.7cm" svg:height="2.494cm" svg:x="7.561cm" svg:y="4.363cm">
          <text:p text:style-name="P3"><text:span text:style-name="T3"><text:s/></text:span><text:span text:style-name="T3">Fit </text:span><text:span text:style-name="T4">A</text:span><text:span text:style-name="T3"> </text:span></text:p>
          <text:p text:style-name="P3"><text:span text:style-name="T8"><text:s/></text:span><text:span text:style-name="T8">with </text:span><text:span text:style-name="T9">α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016cm" svg:height="0.762cm" svg:x="10.608cm" svg:y="5.07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xml:id="id6" draw:id="id6" draw:layer="layout" svg:width="2.094cm" svg:height="1.931cm" svg:x="11.879cm" svg:y="4.571cm">
          <text:p text:style-name="P3"><text:span text:style-name="T2">Model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2.926cm" svg:y1="4.571cm" svg:x2="14.832cm" svg:y2="3.047cm" draw:start-shape="id6" draw:start-glue-point="0" draw:end-shape="id7" draw:end-glue-point="2" svg:d="M12926 4571l1906-1524" svg:viewBox="0 0 1907 1525">
          <text:p/>
        </draw:connector>
        <draw:frame draw:style-name="gr8" draw:text-style-name="P8" draw:layer="layout" svg:width="2.476cm" svg:height="0.954cm" svg:x="14.165cm" svg:y="3.555cm">
          <draw:text-box>
            <text:p text:style-name="P1"><text:span text:style-name="T2">Predict</text:span></text:p>
          </draw:text-box>
        </draw:frame>
        <draw:frame draw:style-name="gr12" draw:text-style-name="P6" draw:layer="layout" svg:width="0.61cm" svg:height="0.711cm" svg:x="12.641cm" svg:y="5.63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onnector draw:style-name="gr4" draw:text-style-name="P4" draw:layer="layout" draw:type="line" svg:x1="8.831cm" svg:y1="2.993cm" svg:x2="8.911cm" svg:y2="4.363cm" draw:start-shape="id8" draw:end-shape="id9" draw:end-glue-point="4" svg:d="M8831 2993l80 1370" svg:viewBox="0 0 81 1371">
          <text:p/>
        </draw:connector>
        <draw:custom-shape draw:style-name="gr15" draw:text-style-name="P11" draw:layer="layout" svg:width="14.986cm" svg:height="7.112cm" svg:x="3.243cm" svg:y="0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762cm" svg:height="0.762cm" svg:x="2.837cm" svg:y="3.55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6" draw:text-style-name="P12" draw:layer="layout" svg:width="0.762cm" svg:height="0.762cm" draw:transform="skewX (0.00139626340159547) rotate (-3.12117230134146) translate (18.6cm 4.2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2" draw:layer="layout" svg:width="3.643cm" svg:height="0.954cm" svg:x="18.709cm" svg:y="3.425cm">
          <draw:text-box>
            <text:p text:style-name="P1"><text:span text:style-name="T6">Optimize α</text:span></text:p>
          </draw:text-box>
        </draw:frame>
        <presentation:notes draw:style-name="dp2">
          <draw:page-thumbnail draw:style-name="gr1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M Roman 12" svg:font-family="'LM Roman 12'" style:font-adornments="Bold Italic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2" style:display-name="Default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2" style:display-name="Default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879cm" svg:x="1cm" svg:y="3.333cm"/>
      <draw:page-thumbnail draw:layer="backgroundobjects" svg:width="8.999cm" svg:height="5.879cm" svg:x="1cm" svg:y="11.909cm"/>
      <draw:page-thumbnail draw:layer="backgroundobjects" svg:width="8.999cm" svg:height="5.879cm" svg:x="1cm" svg:y="20.485cm"/>
      <draw:page-thumbnail draw:layer="backgroundobjects" svg:width="8.999cm" svg:height="5.879cm" svg:x="11cm" svg:y="3.333cm"/>
      <draw:page-thumbnail draw:layer="backgroundobjects" svg:width="8.999cm" svg:height="5.879cm" svg:x="11cm" svg:y="11.909cm"/>
      <draw:page-thumbnail draw:layer="backgroundobjects" svg:width="8.999cm" svg:height="5.879cm" svg:x="11cm" svg:y="20.485cm"/>
    </style:handout-master>
    <style:master-page style:name="Default" style:page-layout-name="PM1" draw:style-name="Mdp1"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6:49:30.607170667</meta:creation-date>
    <dc:date>2018-09-10T05:26:01.667723259</dc:date>
    <meta:editing-duration>PT1H11M5S</meta:editing-duration>
    <meta:editing-cycles>25</meta:editing-cycles>
    <meta:generator>LibreOffice/5.3.1.2$Linux_X86_64 LibreOffice_project/30m0$Build-2</meta:generator>
    <meta:document-statistic meta:object-count="51"/>
  </office:meta>
</office:document-meta>
</file>

<file path=Object 1/content.xml><?xml version="1.0" encoding="utf-8"?>
<math xmlns="http://www.w3.org/1998/Math/MathML" display="block">
  <semantics>
    <mover accent="true">
      <mi>f</mi>
      <mo stretchy="false">^</mo>
    </mover>
    <annotation encoding="StarMath 5.0"> {hat f}</annotation>
  </semantics>
</math>
</file>

<file path=Object 3/content.xml><?xml version="1.0" encoding="utf-8"?>
<math xmlns="http://www.w3.org/1998/Math/MathML" display="block">
  <semantics>
    <mover accent="true">
      <mi>f</mi>
      <mo stretchy="false">^</mo>
    </mover>
    <annotation encoding="StarMath 5.0"> {hat f}</annotation>
  </semantics>
</math>
</file>